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20" table:default-cell-style-name="Default"/>
        <table:table-row table:style-name="ro4">
          <table:table-cell table:number-columns-repeated="3"/>
          <table:table-cell office:value-type="string">
            <text:p>inf</text:p>
          </table:table-cell>
          <table:table-cell office:value-type="string">
            <text:p>participle</text:p>
          </table:table-cell>
          <table:table-cell office:value-type="string">
            <text:p>bare inf</text:p>
          </table:table-cell>
          <table:table-cell office:value-type="string">
            <text:p>finite</text:p>
          </table:table-cell>
          <table:table-cell office:value-type="string">
            <text:p>strategy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4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O (S/A=A)</text:p>
          </table:table-cell>
          <table:table-cell table:number-columns-repeated="2" office:value-type="string">
            <text:p>N</text:p>
          </table:table-cell>
          <table:table-cell office:value-type="string">
            <text:p>O (S/A=A)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ɤmdzɯ ɯ-tɤ́-cha? ////</text:p>
          </table:table-cell>
          <table:table-cell office:value-type="string">
            <text:p>finite (ipfv)</text:p>
          </table:table-cell>
          <table:table-cell office:value-type="string">
            <text:p>S/A=A</text:p>
          </table:table-cell>
          <table:table-cell office:value-type="string">
            <text:p>pɤjkhu tu-ndʐi ɲɯ-cha</text:p>
          </table:table-cell>
          <table:table-cell office:value-type="string">
            <text:p>S/A=S/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not complement</text:p>
          </table:table-cell>
          <table:table-cell office:value-type="string">
            <text:p>X</text:p>
          </table:table-cell>
          <table:table-cell office:value-type="string">
            <text:p>qaliaʁ nɯ ndɤre a-pɯ-fsɯz a-pɯ-cha ʑo qhe </text:p>
          </table:table-cell>
        </table:table-row>
        <table:table-row table:style-name="ro4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O (S/A=A)</text:p>
          </table:table-cell>
          <table:table-cell table:number-columns-repeated="2" office:value-type="string">
            <text:p>N</text:p>
          </table:table-cell>
          <table:table-cell office:value-type="string">
            <text:p>O (S/A=A)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9"/>
        </table:table-row>
        <table:table-row table:style-name="ro4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9"/>
        </table:table-row>
        <table:table-row table:style-name="ro4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finite (ipfv)</text:p>
          </table:table-cell>
          <table:table-cell office:value-type="string">
            <text:p>zero</text:p>
          </table:table-cell>
          <table:table-cell table:number-columns-repeated="10"/>
        </table:table-row>
        <table:table-row table:style-name="ro4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office:value-type="string">
            <text:p>O (S/A=P)</text:p>
          </table:table-cell>
          <table:table-cell table:number-columns-repeated="2" office:value-type="string">
            <text:p>N</text:p>
          </table:table-cell>
          <table:table-cell office:value-type="string">
            <text:p>O (S/A=P)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4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4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 // fso li tɤmɤɕi ɣɯ-zmaqhu-a ɕti tɕe ɯ-wa tɕhi tɤ-stu-t-a nɯ tu-ste-a ɲɯ-ɬoʁ</text:p>
          </table:table-cell>
          <table:table-cell table:number-columns-repeated="6"/>
        </table:table-row>
        <table:table-row table:style-name="ro4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4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tɕe tɤ-pɤtso nɯ, tɯ-pɤrme roro jamar tɕe tɕe tɯ-nɯ kɤ-sɯβde pjɤ-ra ma tɕe 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kɯki a-tɕɯ ɯ-rʑaβ a-jɤ-ɣi ɲɯ-ra!</text:p>
          </table:table-cell>
          <table:table-cell table:number-columns-repeated="6"/>
        </table:table-row>
        <table:table-row table:style-name="ro4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4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4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4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4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9"/>
        </table:table-row>
        <table:table-row table:style-name="ro2">
          <table:table-cell table:number-columns-repeated="20"/>
        </table:table-row>
        <table:table-row table:style-name="ro4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4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zero</text:p>
          </table:table-cell>
          <table:table-cell table:number-columns-repeated="7"/>
        </table:table-row>
        <table:table-row table:style-name="ro4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kɤ-nɤkhu to-rɤngat</text:p>
          </table:table-cell>
          <table:table-cell table:number-columns-repeated="6"/>
        </table:table-row>
        <table:table-row table:style-name="ro4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4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rɤβzjoz tɤ-sɤʑa-t-a</text:p>
          </table:table-cell>
          <table:table-cell table:number-columns-repeated="6"/>
        </table:table-row>
        <table:table-row table:style-name="ro4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nɯ sthɯci tɯmtɕiβzɤrnaʁ tɕe tɕe kɤ-rɤtʂɯβ to-ʑa tɕe</text:p>
          </table:table-cell>
          <table:table-cell table:number-columns-repeated="6"/>
        </table:table-row>
        <table:table-row table:style-name="ro4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ɯ-ti ta-sthɯt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βdaʁmu nɯ jo-ɣi tɕe tɤpɤtso nɯ tɯ-nɯ kɤ-jtshi ɲɤ-sthɯt tɕe,</text:p>
          </table:table-cell>
          <table:table-cell office:value-type="string">
            <text:p>finite (mm)</text:p>
          </table:table-cell>
          <table:table-cell office:value-type="string">
            <text:p>S/A=A</text:p>
          </table:table-cell>
          <table:table-cell office:value-type="string">
            <text:p>nɯ-sloχpɯn nɯ kɯ nɯra ta-tɯt-nɯ ta-sthɯt-nɯ</text:p>
          </table:table-cell>
          <table:table-cell table:number-columns-repeated="3"/>
        </table:table-row>
        <table:table-row table:style-name="ro4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phasal</text:p>
          </table:table-cell>
          <table:table-cell office:value-type="string">
            <text:p>k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phas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zero</text:p>
          </table:table-cell>
          <table:table-cell office:value-type="string">
            <text:p>nɯra ɯ-ti to-jɤɣ</text:p>
          </table:table-cell>
          <table:table-cell table:number-columns-repeated="9"/>
        </table:table-row>
        <table:table-row table:style-name="ro4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18"/>
        </table:table-row>
        <table:table-row table:style-name="ro4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18"/>
        </table:table-row>
        <table:table-row table:style-name="ro4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4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4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 table:number-rows-repeated="2">
          <table:table-cell table:number-columns-repeated="20"/>
        </table:table-row>
        <table:table-row table:style-name="ro4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4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18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18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18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18"/>
        </table:table-row>
        <table:table-row table:style-name="ro4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4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  <table:table-cell table:number-columns-repeated="6"/>
        </table:table-row>
        <table:table-row table:style-name="ro4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9"/>
        </table:table-row>
        <table:table-row table:style-name="ro4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4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17"/>
        </table:table-row>
        <table:table-row table:style-name="ro4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17"/>
        </table:table-row>
        <table:table-row table:style-name="ro4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4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  <table:table-cell table:number-columns-repeated="6"/>
        </table:table-row>
        <table:table-row table:style-name="ro4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  <table:table-cell table:number-columns-repeated="6"/>
        </table:table-row>
        <table:table-row table:style-name="ro4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number-columns-repeated="5"/>
          <table:table-cell table:style-name="ce2" office:value-type="string">
            <text:p>???</text:p>
          </table:table-cell>
          <table:table-cell table:number-columns-repeated="11"/>
        </table:table-row>
        <table:table-row table:style-name="ro4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7"/>
          <table:table-cell table:number-columns-repeated="10"/>
        </table:table-row>
        <table:table-row table:style-name="ro4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7"/>
          <table:table-cell table:number-columns-repeated="10"/>
        </table:table-row>
        <table:table-row table:style-name="ro4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</table:table-row>
        <table:table-row table:style-name="ro2" table:number-rows-repeated="2">
          <table:table-cell table:number-columns-repeated="20"/>
        </table:table-row>
        <table:table-row table:style-name="ro4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9"/>
        </table:table-row>
        <table:table-row table:style-name="ro4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4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table:number-columns-repeated="5"/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number-columns-repeated="8" table:default-cell-style-name="Default"/>
        <table:table-row table:style-name="ro2">
          <table:table-cell office:value-type="string">
            <text:p>Verb type</text:p>
          </table:table-cell>
          <table:table-cell office:value-type="string">
            <text:p>Complement type</text:p>
          </table:table-cell>
          <table:table-cell office:value-type="string">
            <text:p>Coference</text:p>
          </table:table-cell>
          <table:table-cell/>
          <table:table-cell table:formula="of:=CONCATENATE([.A1];&quot; &amp; &quot;)" office:value-type="string" office:string-value="Verb type &amp; ">
            <text:p>Verb type &amp; </text:p>
          </table:table-cell>
          <table:table-cell table:formula="of:=CONCATENATE([.B1];&quot; &amp; &quot;)" office:value-type="string" office:string-value="Complement type &amp; ">
            <text:p>Complement type &amp; </text:p>
          </table:table-cell>
          <table:table-cell table:formula="of:=CONCATENATE([.C1];&quot; &amp; &quot;)" office:value-type="string" office:string-value="Coference &amp; ">
            <text:p>Coference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ga}</text:p>
          </table:table-cell>
          <table:table-cell office:value-type="string">
            <text:p>infinitive</text:p>
          </table:table-cell>
          <table:table-cell office:value-type="string">
            <text:p>{S,A,P,P'}={S,A}</text:p>
          </table:table-cell>
          <table:table-cell/>
          <table:table-cell table:formula="of:=CONCATENATE([.A2];&quot; &amp; &quot;)" office:value-type="string" office:string-value="\ipa{rga} &amp; ">
            <text:p>\ipa{rga} &amp; </text:p>
          </table:table-cell>
          <table:table-cell table:formula="of:=CONCATENATE([.B2];&quot; &amp; &quot;)" office:value-type="string" office:string-value="infinitive &amp; ">
            <text:p>infinitive &amp; </text:p>
          </table:table-cell>
          <table:table-cell table:formula="of:=CONCATENATE([.C2];&quot; &amp; &quot;)" office:value-type="string" office:string-value="{S,A,P,P'}={S,A} &amp; ">
            <text:p>{S,A,P,P'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spa}</text:p>
          </table:table-cell>
          <table:table-cell office:value-type="string">
            <text:p>infinitive</text:p>
          </table:table-cell>
          <table:table-cell office:value-type="string">
            <text:p>{S,A}={S,A}</text:p>
          </table:table-cell>
          <table:table-cell/>
          <table:table-cell table:formula="of:=CONCATENATE([.A3];&quot; &amp; &quot;)" office:value-type="string" office:string-value="\ipa{spa} &amp; ">
            <text:p>\ipa{spa} &amp; </text:p>
          </table:table-cell>
          <table:table-cell table:formula="of:=CONCATENATE([.B3];&quot; &amp; &quot;)" office:value-type="string" office:string-value="infinitive &amp; ">
            <text:p>infinitive &amp; </text:p>
          </table:table-cell>
          <table:table-cell table:formula="of:=CONCATENATE([.C3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a}</text:p>
          </table:table-cell>
          <table:table-cell office:value-type="string">
            <text:p>infinitive</text:p>
          </table:table-cell>
          <table:table-cell office:value-type="string">
            <text:p>zero</text:p>
          </table:table-cell>
          <table:table-cell/>
          <table:table-cell table:formula="of:=CONCATENATE([.A4];&quot; &amp; &quot;)" office:value-type="string" office:string-value="\ipa{ra} &amp; ">
            <text:p>\ipa{ra} &amp; </text:p>
          </table:table-cell>
          <table:table-cell table:formula="of:=CONCATENATE([.B4];&quot; &amp; &quot;)" office:value-type="string" office:string-value="infinitive &amp; ">
            <text:p>infinitive &amp; </text:p>
          </table:table-cell>
          <table:table-cell table:formula="of:=CONCATENATE([.C4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motion verb</text:p>
          </table:table-cell>
          <table:table-cell office:value-type="string">
            <text:p>\ipa{kɯ-} participle</text:p>
          </table:table-cell>
          <table:table-cell office:value-type="string">
            <text:p>{S,A}={S}</text:p>
          </table:table-cell>
          <table:table-cell/>
          <table:table-cell table:formula="of:=CONCATENATE([.A5];&quot; &amp; &quot;)" office:value-type="string" office:string-value="motion verb &amp; ">
            <text:p>motion verb &amp; </text:p>
          </table:table-cell>
          <table:table-cell table:formula="of:=CONCATENATE([.B5];&quot; &amp; &quot;)" office:value-type="string" office:string-value="\ipa{kɯ-} participle &amp; ">
            <text:p>\ipa{kɯ-} participle &amp; </text:p>
          </table:table-cell>
          <table:table-cell table:formula="of:=CONCATENATE([.C5];&quot; &amp; &quot;)" office:value-type="string" office:string-value="{S,A}={S} &amp; ">
            <text:p>{S,A}={S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motion verb</text:p>
          </table:table-cell>
          <table:table-cell office:value-type="string">
            <text:p>\ipa{kɤ-} participle</text:p>
          </table:table-cell>
          <table:table-cell office:value-type="string">
            <text:p>{P}={S}</text:p>
          </table:table-cell>
          <table:table-cell/>
          <table:table-cell table:formula="of:=CONCATENATE([.A6];&quot; &amp; &quot;)" office:value-type="string" office:string-value="motion verb &amp; ">
            <text:p>motion verb &amp; </text:p>
          </table:table-cell>
          <table:table-cell table:formula="of:=CONCATENATE([.B6];&quot; &amp; &quot;)" office:value-type="string" office:string-value="\ipa{kɤ-} participle &amp; ">
            <text:p>\ipa{kɤ-} participle &amp; </text:p>
          </table:table-cell>
          <table:table-cell table:formula="of:=CONCATENATE([.C6];&quot; &amp; &quot;)" office:value-type="string" office:string-value="{P}={S} &amp; ">
            <text:p>{P}={S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transitive verb</text:p>
          </table:table-cell>
          <table:table-cell office:value-type="string">
            <text:p>bare infinitive</text:p>
          </table:table-cell>
          <table:table-cell office:value-type="string">
            <text:p>{S,A}={A}</text:p>
          </table:table-cell>
          <table:table-cell/>
          <table:table-cell table:formula="of:=CONCATENATE([.A7];&quot; &amp; &quot;)" office:value-type="string" office:string-value="transitive verb &amp; ">
            <text:p>transitive verb &amp; </text:p>
          </table:table-cell>
          <table:table-cell table:formula="of:=CONCATENATE([.B7];&quot; &amp; &quot;)" office:value-type="string" office:string-value="bare infinitive &amp; ">
            <text:p>bare infinitive &amp; </text:p>
          </table:table-cell>
          <table:table-cell table:formula="of:=CONCATENATE([.C7];&quot; &amp; &quot;)" office:value-type="string" office:string-value="{S,A}={A} &amp; ">
            <text:p>{S,A}={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jɤɣ}</text:p>
          </table:table-cell>
          <table:table-cell office:value-type="string">
            <text:p>bare infinitive</text:p>
          </table:table-cell>
          <table:table-cell office:value-type="string">
            <text:p>zero</text:p>
          </table:table-cell>
          <table:table-cell/>
          <table:table-cell table:formula="of:=CONCATENATE([.A8];&quot; &amp; &quot;)" office:value-type="string" office:string-value="\ipa{jɤɣ} &amp; ">
            <text:p>\ipa{jɤɣ} &amp; </text:p>
          </table:table-cell>
          <table:table-cell table:formula="of:=CONCATENATE([.B8];&quot; &amp; &quot;)" office:value-type="string" office:string-value="bare infinitive &amp; ">
            <text:p>bare infinitive &amp; </text:p>
          </table:table-cell>
          <table:table-cell table:formula="of:=CONCATENATE([.C8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ga}</text:p>
          </table:table-cell>
          <table:table-cell office:value-type="string">
            <text:p>finite</text:p>
          </table:table-cell>
          <table:table-cell office:value-type="string">
            <text:p>{S,A,P}={S,A}</text:p>
          </table:table-cell>
          <table:table-cell/>
          <table:table-cell table:formula="of:=CONCATENATE([.A9];&quot; &amp; &quot;)" office:value-type="string" office:string-value="\ipa{rga} &amp; ">
            <text:p>\ipa{rga} &amp; </text:p>
          </table:table-cell>
          <table:table-cell table:formula="of:=CONCATENATE([.B9];&quot; &amp; &quot;)" office:value-type="string" office:string-value="finite &amp; ">
            <text:p>finite &amp; </text:p>
          </table:table-cell>
          <table:table-cell table:formula="of:=CONCATENATE([.C9];&quot; &amp; &quot;)" office:value-type="string" office:string-value="{S,A,P}={S,A} &amp; ">
            <text:p>{S,A,P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cʰa}</text:p>
          </table:table-cell>
          <table:table-cell office:value-type="string">
            <text:p>finite</text:p>
          </table:table-cell>
          <table:table-cell office:value-type="string">
            <text:p>{S,A}={S,A}</text:p>
          </table:table-cell>
          <table:table-cell/>
          <table:table-cell table:formula="of:=CONCATENATE([.A10];&quot; &amp; &quot;)" office:value-type="string" office:string-value="\ipa{cʰa} &amp; ">
            <text:p>\ipa{cʰa} &amp; </text:p>
          </table:table-cell>
          <table:table-cell table:formula="of:=CONCATENATE([.B10];&quot; &amp; &quot;)" office:value-type="string" office:string-value="finite &amp; ">
            <text:p>finite &amp; </text:p>
          </table:table-cell>
          <table:table-cell table:formula="of:=CONCATENATE([.C10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a}</text:p>
          </table:table-cell>
          <table:table-cell office:value-type="string">
            <text:p>finite</text:p>
          </table:table-cell>
          <table:table-cell office:value-type="string">
            <text:p>zero</text:p>
          </table:table-cell>
          <table:table-cell/>
          <table:table-cell table:formula="of:=CONCATENATE([.A11];&quot; &amp; &quot;)" office:value-type="string" office:string-value="\ipa{ra} &amp; ">
            <text:p>\ipa{ra} &amp; </text:p>
          </table:table-cell>
          <table:table-cell table:formula="of:=CONCATENATE([.B11];&quot; &amp; &quot;)" office:value-type="string" office:string-value="finite &amp; ">
            <text:p>finite &amp; </text:p>
          </table:table-cell>
          <table:table-cell table:formula="of:=CONCATENATE([.C11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30/04/2016</text:date>, <text:time>18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5:40:01.17</meta:creation-date>
    <dc:date>2016-04-30T18:05:49.94</dc:date>
    <meta:editing-duration>PT7H37M52S</meta:editing-duration>
    <meta:editing-cycles>71</meta:editing-cycles>
    <meta:generator>OpenOffice/4.0.1$Win32 OpenOffice.org_project/401m5$Build-9714</meta:generator>
    <dc:creator>Guillaume Jacques</dc:creator>
    <meta:document-statistic meta:table-count="3" meta:cell-count="502" meta:object-count="0"/>
    <meta:user-defined meta:name="Info 1"/>
    <meta:user-defined meta:name="Info 2"/>
    <meta:user-defined meta:name="Info 3"/>
    <meta:user-defined meta:name="Info 4"/>
  </office:meta>
</office:document-meta>
</file>